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1-1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1-09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1-05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1-03-2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0-12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0-09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0-06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20-03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9-12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9-09-1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9-06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9-03-1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8-12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8-09-1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8-06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8-03-1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7-12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7-09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7-06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7-03-2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3-08-0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3-03-0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2-08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2-03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1-08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1-02-2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10-08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7-09-2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7-08-1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6-08-1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6-06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4-08-0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4-05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4-02-0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3-11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3-08-1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3-05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3-0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2-11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2-05-0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2-02-1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1-11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1-08-06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1-05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1-02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0-11-0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0-08-0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0-05-0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2000-02-1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9-11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9-08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9-05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9-02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8-11-03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8-08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8-05-0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8-02-1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7-11-05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7-08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7-05-0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7-02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6-11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6-02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5-11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5-08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5-05-0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4-11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4-08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4-05-04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3-11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3-08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3-05-03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3-02-0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2-11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2-08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2-05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2-02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1-11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1-08-0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1-05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1-03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0-12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0-09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0-06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8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25</text:p>
          </table:table-cell>
          <table:table-cell office:value-type="string" calcext:value-type="string">
            <text:p>197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